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72cm" svg:y1="5.08cm" svg:x2="4.72cm" svg:y2="12.7cm">
          <text:p/>
        </draw:line>
        <draw:line draw:style-name="gr1" draw:text-style-name="P1" draw:layer="layout" svg:x1="9.72cm" svg:y1="5.08cm" svg:x2="9.72cm" svg:y2="12.7cm">
          <text:p/>
        </draw:line>
        <draw:line draw:style-name="gr1" draw:text-style-name="P1" draw:layer="layout" svg:x1="14.92cm" svg:y1="5.08cm" svg:x2="14.92cm" svg:y2="12.7cm">
          <text:p/>
        </draw:line>
        <draw:g>
          <svg:title>TexMaths</svg:title>
          <svg:desc>28§latex§\text{FUE}§svg§600§TRUE§</svg:desc>
          <draw:polygon draw:style-name="gr2" draw:text-style-name="P2" draw:layer="layout" svg:width="2.043cm" svg:height="0.671cm" svg:x="3.758cm" svg:y="4.068cm" svg:viewBox="0 0 2044 672" draw:points="1022,672 0,672 0,0 2044,0 2044,672">
            <text:p/>
          </draw:polygon>
          <draw:path draw:style-name="gr3" draw:text-style-name="P3" draw:layer="layout" svg:width="0.57cm" svg:height="0.671cm" svg:x="3.792cm" svg:y="4.068cm" svg:viewBox="0 0 571 672" svg:d="M543 0h-543v31h22c79 0 79 11 79 47v515c0 37 0 48-79 48h-22v31c34-3 112-3 151-3s129 0 165 3v-31h-33c-93 0-93-14-93-48v-243h84c96 0 107 33 107 117h22v-263h-22c0 84-11 115-107 115h-84v-249c0-34 3-39 48-39h120c146 0 171 56 188 190h25z">
            <text:p/>
          </draw:path>
          <draw:path draw:style-name="gr3" draw:text-style-name="P3" draw:layer="layout" svg:width="0.674cm" svg:height="0.696cm" svg:x="4.43cm" svg:y="4.065cm" svg:viewBox="0 0 675 697" svg:d="M543 448c0 140-95 218-190 218-48 0-163-25-163-213v-375c0-36 0-47 79-47h22v-31c-33 3-106 3-145 3-37 0-112 0-146-3v31h22c79 0 79 11 79 47v373c0 137 115 246 249 246 115 0 204-92 221-204 3-20 3-28 3-70v-317c0-30 0-75 101-75v-31c-37 0-84 3-118 3-33 0-81-3-117-3v31c103 0 103 47 103 73z">
            <text:p/>
          </draw:path>
          <draw:path draw:style-name="gr3" draw:text-style-name="P3" draw:layer="layout" svg:width="0.612cm" svg:height="0.671cm" svg:x="5.166cm" svg:y="4.068cm" svg:viewBox="0 0 613 672" svg:d="M101 593c0 37 0 48-79 48h-22v31h571l42-255h-25c-25 151-48 224-218 224h-132c-48 0-48-6-48-39v-263h90c95 0 106 30 106 114h26v-263h-26c0 87-11 118-106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2" draw:text-style-name="P2" draw:layer="layout" svg:width="1.281cm" svg:height="0.671cm" svg:x="9.158cm" svg:y="4.091cm" svg:viewBox="0 0 1282 672" draw:points="641,672 0,672 0,0 1282,0 1282,672">
            <text:p/>
          </draw:polygon>
          <draw:path draw:style-name="gr3" draw:text-style-name="P3" draw:layer="layout" svg:width="0.438cm" svg:height="0.719cm" svg:x="9.214cm" svg:y="4.066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3" draw:text-style-name="P3" draw:layer="layout" svg:width="0.674cm" svg:height="0.674cm" svg:x="9.735cm" svg:y="4.088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2" draw:text-style-name="P2" draw:layer="layout" svg:width="1.472cm" svg:height="0.671cm" svg:x="14.359cm" svg:y="4.069cm" svg:viewBox="0 0 1473 672" draw:points="737,672 0,672 0,0 1473,0 1473,672">
            <text:p/>
          </draw:polygon>
          <draw:path draw:style-name="gr3" draw:text-style-name="P3" draw:layer="layout" svg:width="0.674cm" svg:height="0.674cm" svg:x="14.393cm" svg:y="4.06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3" draw:text-style-name="P3" draw:layer="layout" svg:width="0.674cm" svg:height="0.674cm" svg:x="15.126cm" svg:y="4.066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16.5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16.5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7.0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17.3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17.6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18.0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18.4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18.7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19.1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19.5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20.3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20.7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21.0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21.3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21.6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21.9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line draw:style-name="gr4" draw:text-style-name="P4" draw:layer="layout" svg:x1="9.82cm" svg:y1="7.366cm" svg:x2="4.72cm" svg:y2="7.366cm">
          <text:p/>
        </draw:line>
        <draw:line draw:style-name="gr4" draw:text-style-name="P4" draw:layer="layout" svg:x1="14.92cm" svg:y1="7.366cm" svg:x2="9.82cm" svg:y2="7.366cm">
          <text:p/>
        </draw:line>
        <draw:g>
          <svg:title>TexMaths</svg:title>
          <svg:desc>18§latex§$PMSI_1$§svg§600§TRUE§</svg:desc>
          <draw:polygon draw:style-name="gr2" draw:text-style-name="P2" draw:layer="layout" svg:width="2.125cm" svg:height="0.527cm" svg:x="6.02cm" svg:y="6.624cm" svg:viewBox="0 0 2126 528" draw:points="1064,528 0,528 0,0 2126,0 2126,528">
            <text:p/>
          </draw:polygon>
          <draw:path draw:style-name="gr3" draw:text-style-name="P3" draw:layer="layout" svg:width="0.453cm" svg:height="0.433cm" svg:x="6.045cm" svg:y="6.622cm" svg:viewBox="0 0 454 434" svg:d="M167 234h108c90 0 179-66 179-139 0-48-42-95-126-95h-206c-12 0-18 0-18 13 0 7 6 7 18 7 8 0 20 0 27 2 11 0 15 1 15 9 0 3-2 5-4 12l-84 342c-8 24-8 29-58 29-11 0-18 0-18 13 0 7 7 7 9 7 18 0 63-2 81-2 14 0 27 0 41 0 13 0 27 2 42 2 3 0 12 0 12-12 0-8-5-8-18-8-23 0-41 0-41-11 0-3 2-7 2-10zM212 43c6-21 8-23 35-23h61c52 0 86 16 86 61 0 25-12 79-38 103-30 29-70 32-97 32h-90z">
            <text:p/>
          </draw:path>
          <draw:path draw:style-name="gr3" draw:text-style-name="P3" draw:layer="layout" svg:width="0.634cm" svg:height="0.433cm" svg:x="6.538cm" svg:y="6.622cm" svg:viewBox="0 0 635 434" svg:d="M562 49c5-24 5-29 54-29 14 0 19 0 19-13 0-7-5-7-16-7h-84c-17 0-17 0-26 13l-230 362-50-361c-2-14-4-14-20-14h-87c-12 0-19 0-19 13 0 7 7 7 19 7 8 0 20 0 27 2 9 0 15 1 15 9 0 3-2 5-4 12l-81 324c-5 26-16 46-68 47-2 0-11 0-11 13 0 5 4 7 9 7 20 0 43-2 63-2 22 0 45 2 65 2 3 0 12 0 12-12 0-8-7-8-12-8-36 0-42-12-42-27 0-5 0-9 2-16l87-346 55 395c0 7 2 14 9 14 8 0 11-7 15-11l255-403-90 365c-7 24-7 29-57 29-11 0-18 0-18 13 0 7 7 7 9 7 18 0 61-2 79-2 25 0 54 2 79 2 4 0 13 0 13-12 0-8-6-8-18-8-24 0-42 0-42-11 0-3 0-3 4-16z">
            <text:p/>
          </draw:path>
          <draw:path draw:style-name="gr3" draw:text-style-name="P3" draw:layer="layout" svg:width="0.375cm" svg:height="0.462cm" svg:x="7.226cm" svg:y="6.608cm" svg:viewBox="0 0 376 463" svg:d="M376 7c0-3 0-7-5-7-4 0-6 0-13 9l-30 36c-17-29-49-45-90-45-81 0-159 74-159 150 0 52 34 81 67 90l68 18c24 5 60 16 60 68 0 56-53 117-116 117-41 0-111-14-111-94 0-14 3-30 3-34 2-2 2-3 2-3 0-8-5-8-7-8-4 0-5 0-7 2s-38 148-38 150c0 3 4 7 7 7 4 0 4-2 11-11l32-36c27 38 71 47 107 47 86 0 162-85 162-164 0-45-22-67-31-74-14-16-25-18-81-32-14-4-38-11-43-11-16-7-38-25-38-60 0-50 50-104 110-104 54 0 92 27 92 99 0 20-2 31-2 34 0 2 0 8 7 8s7-2 9-13z">
            <text:p/>
          </draw:path>
          <draw:path draw:style-name="gr3" draw:text-style-name="P3" draw:layer="layout" svg:width="0.294cm" svg:height="0.433cm" svg:x="7.638cm" svg:y="6.622cm" svg:viewBox="0 0 295 434" svg:d="M216 49c5-24 7-29 58-29 16 0 21 0 21-13 0-7-7-7-11-7-18 0-64 2-82 2-20 0-67-2-85-2-5 0-13 0-13 13 0 7 6 7 18 7 26 0 44 0 44 12 0 2 0 4-2 9l-87 344c-5 24-7 29-57 29-15 0-20 0-20 13 0 7 7 7 9 7 20 0 65-2 85-2 18 0 64 2 84 2 6 0 13 0 13-12 0-8-6-8-20-8-11 0-14 0-27-1-13 0-16-4-16-11 0-4 2-9 3-15z">
            <text:p/>
          </draw:path>
          <draw:path draw:style-name="gr3" draw:text-style-name="P3" draw:layer="layout" svg:width="0.163cm" svg:height="0.294cm" svg:x="7.941cm" svg:y="6.857cm" svg:viewBox="0 0 164 295" svg:d="M101 13c0-13 0-13-13-13-29 29-70 29-88 29v16c11 0 40 0 65-13v227c0 15 0 20-45 20h-16v16c7 0 63-1 79-1 14 0 70 1 81 1v-16h-18c-45 0-45-5-45-20z">
            <text:p/>
          </draw:path>
        </draw:g>
        <draw:line draw:style-name="gr4" draw:text-style-name="P4" draw:layer="layout" svg:x1="9.807cm" svg:y1="8.661cm" svg:x2="4.707cm" svg:y2="8.661cm">
          <text:p/>
        </draw:line>
        <draw:line draw:style-name="gr4" draw:text-style-name="P4" draw:layer="layout" svg:x1="14.907cm" svg:y1="8.661cm" svg:x2="9.807cm" svg:y2="8.661cm">
          <text:p/>
        </draw:line>
        <draw:g>
          <svg:title>TexMaths</svg:title>
          <svg:desc>16§latex§if $\exists s$ such that $PMSI_i = s_p^{'}$ then $s_p^{'},s_p^{''}$§svg§600§TRUE§</svg:desc>
          <draw:polygon draw:style-name="gr2" draw:text-style-name="P2" draw:layer="layout" svg:width="9.623cm" svg:height="0.744cm" svg:x="16.548cm" svg:y="8.392cm" svg:viewBox="0 0 9624 745" draw:points="4813,745 0,745 0,0 9624,0 9624,745">
            <text:p/>
          </draw:polygon>
          <draw:path draw:style-name="gr3" draw:text-style-name="P3" draw:layer="layout" svg:width="0.121cm" svg:height="0.376cm" svg:x="16.567cm" svg:y="8.545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183cm" svg:height="0.397cm" svg:x="16.722cm" svg:y="8.524cm" svg:viewBox="0 0 184 398" svg:d="M80 155v-65c0-50 27-77 53-77 1 0 9 0 19 3-8 3-18 10-18 24 0 13 10 24 24 24 18 0 26-11 26-24 0-21-21-40-51-40-40 0-88 30-88 90v65h-45v18h45v182c0 26-7 26-45 26v17c22-1 50-1 66-1 22 0 49 0 72 1v-17h-13c-42 0-43-7-43-27v-181h65v-18z">
            <text:p/>
          </draw:path>
          <draw:path draw:style-name="gr3" draw:text-style-name="P3" draw:layer="layout" svg:width="0.25cm" svg:height="0.391cm" svg:x="17.094cm" svg:y="8.531cm" svg:viewBox="0 0 251 392" svg:d="M251 21c0-19-1-21-19-21h-213c-9 0-19 0-19 11s10 11 19 11h210v162h-202c-9 0-19 0-19 11 0 13 10 13 19 13h202v162h-210c-9 0-19 0-19 11s10 11 19 11h213c18 0 19-2 19-21z">
            <text:p/>
          </draw:path>
          <draw:path draw:style-name="gr3" draw:text-style-name="P3" draw:layer="layout" svg:width="0.207cm" svg:height="0.255cm" svg:x="17.402cm" svg:y="8.673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185cm" svg:height="0.258cm" svg:x="17.842cm" svg:y="8.668cm" svg:viewBox="0 0 186 259" svg:d="M99 144c13 2 59 11 59 51 0 29-20 53-64 53-48 0-68-34-78-82-2-6-3-9-8-9-8 0-8 5-8 14v75c0 10 0 13 6 13 4 0 4 0 15-11 0 0 0-2 11-13 24 24 50 24 62 24 66 0 92-37 92-78 0-31-18-47-24-53-20-19-42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84cm" svg:height="0.255cm" svg:x="18.063cm" svg:y="8.673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215cm" svg:height="0.258cm" svg:x="18.375cm" svg:y="8.66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3" draw:text-style-name="P3" draw:layer="layout" svg:width="0.284cm" svg:height="0.391cm" svg:x="18.607cm" svg:y="8.53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177cm" svg:height="0.353cm" svg:x="19.098cm" svg:y="8.576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84cm" svg:height="0.391cm" svg:x="19.324cm" svg:y="8.53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53cm" svg:height="0.258cm" svg:x="19.641cm" svg:y="8.66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3cm" svg:x="19.908cm" svg:y="8.576cm" svg:viewBox="0 0 178 354" svg:d="M88 122h80v-18h-80v-104h-14c-2 46-18 107-74 109v13h48v155c0 70 53 77 74 77 40 0 56-40 56-77v-32h-15v32c0 41-16 62-38 62-37 0-37-51-37-61z">
            <text:p/>
          </draw:path>
          <draw:path draw:style-name="gr3" draw:text-style-name="P3" draw:layer="layout" svg:width="0.402cm" svg:height="0.384cm" svg:x="20.326cm" svg:y="8.537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1 29-87 29h-80z">
            <text:p/>
          </draw:path>
          <draw:path draw:style-name="gr3" draw:text-style-name="P3" draw:layer="layout" svg:width="0.564cm" svg:height="0.384cm" svg:x="20.764cm" svg:y="8.537cm" svg:viewBox="0 0 565 385" svg:d="M499 43c5-21 5-25 48-25 13 0 18 0 18-12 0-6-5-6-15-6h-75c-14 0-14 0-22 11l-205 322-45-320c-1-13-3-13-17-13h-77c-11 0-18 0-18 11 0 7 7 7 18 7 6 0 17 0 24 1 8 0 13 2 13 8 0 3-2 5-4 11l-72 288c-4 23-14 40-60 42-2 0-10 0-10 11 0 5 3 6 8 6 18 0 38-1 56-1 19 0 40 1 58 1 3 0 11 0 11-11 0-6-7-6-11-6-32 0-37-11-37-24 0-5 0-8 1-14l77-308 50 351c0 6 1 12 8 12 6 0 9-6 13-9l227-358-80 324c-7 21-7 26-51 26-10 0-16 0-16 11 0 6 6 6 8 6 16 0 54-1 70-1 22 0 48 1 70 1 4 0 12 0 12-11 0-6-5-6-16-6-21 0-37 0-37-10 0-3 0-3 3-14z">
            <text:p/>
          </draw:path>
          <draw:path draw:style-name="gr3" draw:text-style-name="P3" draw:layer="layout" svg:width="0.333cm" svg:height="0.41cm" svg:x="21.374cm" svg:y="8.524cm" svg:viewBox="0 0 334 411" svg:d="M334 6c0-3 0-6-4-6s-5 0-12 8l-27 32c-14-26-43-40-80-40-72 0-141 66-141 133 0 46 31 72 60 80l60 16c21 5 53 14 53 61 0 49-46 103-102 103-37 0-99-12-99-83 0-12 3-27 3-30 1-2 1-3 1-3 0-7-4-7-6-7-3 0-5 0-6 2-2 2-34 131-34 133 0 3 3 6 6 6 4 0 4-2 10-10l29-31c24 33 62 41 94 41 77 0 144-75 144-145 0-40-19-60-27-66-13-14-22-16-72-29-13-3-34-9-38-9-15-7-34-23-34-53 0-45 45-93 98-93 48 0 81 24 81 88 0 18-1 27-1 30 0 2 0 7 6 7s6-2 8-11z">
            <text:p/>
          </draw:path>
          <draw:path draw:style-name="gr3" draw:text-style-name="P3" draw:layer="layout" svg:width="0.261cm" svg:height="0.384cm" svg:x="21.74cm" svg:y="8.537cm" svg:viewBox="0 0 262 385" svg:d="M192 43c5-21 6-25 51-25 15 0 19 0 19-12 0-6-6-6-9-6-16 0-58 2-74 2-17 0-59-2-75-2-5 0-11 0-11 11 0 7 5 7 16 7 22 0 38 0 38 11 0 1 0 3-1 8l-76 305c-6 21-8 26-52 26-13 0-18 0-18 11 0 6 6 6 8 6 18 0 58-1 75-1 16 0 58 1 75 1 5 0 12 0 12-11 0-6-5-6-18-6-10 0-13 0-24-2-11 0-14-3-14-9 0-3 1-8 3-13z">
            <text:p/>
          </draw:path>
          <draw:path draw:style-name="gr3" draw:text-style-name="P3" draw:layer="layout" svg:width="0.121cm" svg:height="0.266cm" svg:x="21.986cm" svg:y="8.744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6 5 6 5 7 0 7-2 8-7 10-33 28-48 42-48 6 0 11 3 11 15 0 8-3 14-13 38z">
            <text:p/>
          </draw:path>
          <draw:path draw:style-name="gr3" draw:text-style-name="P3" draw:layer="layout" svg:width="0.375cm" svg:height="0.132cm" svg:x="22.342cm" svg:y="8.715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3" draw:layer="layout" svg:width="0.207cm" svg:height="0.255cm" svg:x="22.932cm" svg:y="8.673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079cm" svg:height="0.148cm" svg:x="23.191cm" svg:y="8.3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2cm" svg:height="0.25cm" svg:x="23.164cm" svg:y="8.886cm" svg:viewBox="0 0 221 251" svg:d="M30 222c-3 12-3 15-19 15-6 0-11 0-11 9 0 4 3 5 5 5 11 0 24-1 35-1 13 0 29 1 42 1 3 0 8-1 8-8 0-6-7-6-12-6-8 0-19 0-19-5 0-2 3-11 5-18 5-20 10-43 14-59 5 8 18 24 42 24 48 0 101-54 101-113 0-47-32-66-59-66-24 0-45 16-56 27-7-22-29-27-42-27-14 0-24 10-30 21-8 14-15 37-15 40 0 5 5 5 7 5 6 0 6-2 9-12 5-24 13-43 29-43 10 0 13 8 13 19 0 5-2 10-2 12zM106 48c22-30 41-37 54-37 16 0 29 11 29 39 0 16-8 56-19 80-12 19-31 38-50 38-29 0-35-30-35-35 0-2 0-5 0-7z">
            <text:p/>
          </draw:path>
          <draw:path draw:style-name="gr3" draw:text-style-name="P3" draw:layer="layout" svg:width="0.177cm" svg:height="0.353cm" svg:x="23.623cm" svg:y="8.576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84cm" svg:height="0.391cm" svg:x="23.849cm" svg:y="8.53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24.158cm" svg:y="8.66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49cm" svg:x="24.409cm" svg:y="8.673cm" svg:viewBox="0 0 285 250" svg:d="M45 56v150c0 26-7 26-45 26v18c19 0 48-2 64-2 14 0 43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207cm" svg:height="0.255cm" svg:x="24.919cm" svg:y="8.673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079cm" svg:height="0.148cm" svg:x="25.178cm" svg:y="8.3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2cm" svg:height="0.25cm" svg:x="25.151cm" svg:y="8.886cm" svg:viewBox="0 0 221 251" svg:d="M30 222c-3 12-3 15-19 15-6 0-11 0-11 9 0 4 3 5 5 5 11 0 24-1 35-1 13 0 29 1 42 1 3 0 8-1 8-8 0-6-7-6-12-6-8 0-19 0-19-5 0-2 3-11 5-18 5-20 10-43 14-59 5 8 18 24 42 24 48 0 101-54 101-113 0-47-32-66-59-66-24 0-45 16-56 27-7-22-29-27-42-27-14 0-24 10-30 21-8 14-15 37-15 40 0 5 5 5 7 5 6 0 6-2 9-12 5-24 13-43 29-43 10 0 13 8 13 19 0 5-2 10-2 12zM106 48c22-30 41-37 54-37 16 0 29 11 29 39 0 16-8 56-19 80-12 19-31 38-50 38-29 0-35-30-35-35 0-2 0-5 0-7z">
            <text:p/>
          </draw:path>
          <draw:path draw:style-name="gr3" draw:text-style-name="P3" draw:layer="layout" svg:width="0.066cm" svg:height="0.169cm" svg:x="25.46cm" svg:y="8.862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207cm" svg:height="0.255cm" svg:x="25.69cm" svg:y="8.673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079cm" svg:height="0.148cm" svg:x="25.95cm" svg:y="8.3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6.073cm" svg:y="8.3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2cm" svg:height="0.25cm" svg:x="25.924cm" svg:y="8.886cm" svg:viewBox="0 0 221 251" svg:d="M30 222c-3 12-3 15-19 15-6 0-11 0-11 9 0 4 3 5 5 5 11 0 24-1 35-1 13 0 29 1 42 1 3 0 8-1 8-8 0-6-7-6-12-6-8 0-19 0-19-5 0-2 3-11 5-18 5-20 10-43 14-59 5 8 18 24 42 24 48 0 101-54 101-113 0-47-32-66-59-66-24 0-45 16-56 27-7-22-29-27-42-27-14 0-24 10-30 21-8 14-15 37-15 40 0 5 5 5 7 5 6 0 6-2 9-12 5-24 13-43 29-43 10 0 13 8 13 19 0 5-2 10-2 12zM106 48c22-30 41-37 54-37 16 0 29 11 29 39 0 16-8 56-19 80-12 19-31 38-50 38-29 0-35-30-35-35 0-2 0-5 0-7z">
            <text:p/>
          </draw:path>
        </draw:g>
        <draw:custom-shape draw:style-name="gr5" draw:text-style-name="P5" draw:layer="layout" svg:width="0.254cm" svg:height="0.254cm" svg:x="6.858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6.859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6.859cm" svg:y="1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794cm" svg:y1="11.857cm" svg:x2="4.694cm" svg:y2="11.857cm">
          <text:p/>
        </draw:line>
        <draw:line draw:style-name="gr4" draw:text-style-name="P4" draw:layer="layout" svg:x1="14.894cm" svg:y1="11.857cm" svg:x2="9.794cm" svg:y2="11.857cm">
          <text:p/>
        </draw:line>
        <draw:custom-shape draw:style-name="gr5" draw:text-style-name="P5" draw:layer="layout" svg:width="0.254cm" svg:height="0.254cm" svg:x="12.159cm" svg:y="9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2.16cm" svg:y="9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2.16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The user $s$'s state in the UE: $s_p,s_p^{'}$§svg§600§TRUE§</svg:desc>
          <draw:polygon draw:style-name="gr2" draw:text-style-name="P2" draw:layer="layout" svg:width="8.57cm" svg:height="0.744cm" svg:x="16.509cm" svg:y="10.185cm" svg:viewBox="0 0 8571 745" draw:points="4286,745 0,745 0,0 8571,0 8571,745">
            <text:p/>
          </draw:polygon>
          <draw:path draw:style-name="gr3" draw:text-style-name="P3" draw:layer="layout" svg:width="0.365cm" svg:height="0.381cm" svg:x="16.53cm" svg:y="10.333cm" svg:viewBox="0 0 366 382" svg:d="M355 0h-344l-11 126h14c8-89 16-108 101-108 11 0 26 0 31 1 12 2 12 8 12 21v298c0 19 0 27-59 27h-22v17c22-1 80-1 105-1 28 0 85 0 108 1v-17h-23c-59 0-59-8-59-27v-298c0-11 0-19 11-21 5-1 21-1 32-1 85 0 93 19 101 108h14z">
            <text:p/>
          </draw:path>
          <draw:path draw:style-name="gr3" draw:text-style-name="P3" draw:layer="layout" svg:width="0.284cm" svg:height="0.391cm" svg:x="16.931cm" svg:y="10.32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17.24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55cm" svg:x="17.679cm" svg:y="10.466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185cm" svg:height="0.258cm" svg:x="17.991cm" svg:y="10.46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18cm" svg:height="0.258cm" svg:x="18.21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89cm" svg:height="0.249cm" svg:x="18.458cm" svg:y="10.466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3" draw:text-style-name="P3" draw:layer="layout" svg:width="0.207cm" svg:height="0.255cm" svg:x="18.879cm" svg:y="10.466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068cm" svg:height="0.169cm" svg:x="19.16cm" svg:y="10.324cm" svg:viewBox="0 0 69 170" svg:d="M69 59c0-33-13-59-39-59-19 0-30 16-30 30 0 15 10 31 30 31 12 0 20-7 23-10 1-1 1-1 3-1 0 0 0 8 0 9 0 19-3 59-40 95-6 6-6 8-6 9 0 5 3 7 4 7 7 0 55-44 55-111z">
            <text:p/>
          </draw:path>
          <draw:path draw:style-name="gr3" draw:text-style-name="P3" draw:layer="layout" svg:width="0.185cm" svg:height="0.258cm" svg:x="19.287cm" svg:y="10.46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85cm" svg:height="0.258cm" svg:x="19.695cm" svg:y="10.46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77cm" svg:height="0.353cm" svg:x="19.907cm" svg:y="10.369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53cm" svg:height="0.258cm" svg:x="20.138cm" svg:y="10.461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3cm" svg:x="20.405cm" svg:y="10.369cm" svg:viewBox="0 0 178 354" svg:d="M88 122h80v-18h-80v-104h-14c-2 46-18 107-74 109v13h48v155c0 70 53 77 74 77 40 0 56-40 56-77v-32h-15v32c0 41-16 62-38 62-37 0-37-51-37-61z">
            <text:p/>
          </draw:path>
          <draw:path draw:style-name="gr3" draw:text-style-name="P3" draw:layer="layout" svg:width="0.218cm" svg:height="0.258cm" svg:x="20.629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21cm" svg:height="0.376cm" svg:x="21.067cm" svg:y="10.338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284cm" svg:height="0.249cm" svg:x="21.222cm" svg:y="10.466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177cm" svg:height="0.353cm" svg:x="21.714cm" svg:y="10.369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84cm" svg:height="0.391cm" svg:x="21.939cm" svg:y="10.32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22.248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385cm" svg:height="0.397cm" svg:x="22.688cm" svg:y="10.33cm" svg:viewBox="0 0 386 398" svg:d="M310 256c0 80-54 125-108 125-28 0-93-15-93-122v-214c0-21 0-27 45-27h12v-18c-19 2-60 2-83 2-21 0-64 0-83-2v18h13c45 0 45 6 45 27v213c0 78 65 140 142 140 66 0 117-52 126-116 2-12 2-16 2-40v-181c0-18 0-43 58-43v-18c-21 0-48 2-68 2-19 0-46-2-67-2v18c59 0 59 27 59 41z">
            <text:p/>
          </draw:path>
          <draw:path draw:style-name="gr3" draw:text-style-name="P3" draw:layer="layout" svg:width="0.349cm" svg:height="0.383cm" svg:x="23.107cm" svg:y="10.332cm" svg:viewBox="0 0 350 384" svg:d="M58 339c0 21 0 27-45 27h-13v18h326l24-146h-14c-14 87-27 128-125 128h-75c-26 0-27-3-27-22v-150h51c54 0 61 17 61 65h14v-150h-14c0 49-7 67-61 67h-51v-136c0-19 1-22 27-22h74c86 0 100 30 110 108h14l-16-126h-318v18h13c45 0 45 6 45 27z">
            <text:p/>
          </draw:path>
          <draw:path draw:style-name="gr3" draw:text-style-name="P3" draw:layer="layout" svg:width="0.06cm" svg:height="0.242cm" svg:x="23.518cm" svg:y="10.471cm" svg:viewBox="0 0 61 243" svg:d="M61 30c0-17-13-30-31-30-16 0-30 13-30 30 0 16 14 31 30 31 18 0 31-15 31-31zM61 214c0-17-13-30-31-30-16 0-30 13-30 30 0 16 14 29 30 29 18 0 31-13 31-29z">
            <text:p/>
          </draw:path>
          <draw:path draw:style-name="gr3" draw:text-style-name="P3" draw:layer="layout" svg:width="0.207cm" svg:height="0.255cm" svg:x="23.843cm" svg:y="10.466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22cm" svg:height="0.25cm" svg:x="24.075cm" svg:y="10.624cm" svg:viewBox="0 0 221 251" svg:d="M30 222c-3 12-3 15-19 15-6 0-11 0-11 9 0 4 3 5 5 5 11 0 24-1 35-1 13 0 29 1 42 1 3 0 8-1 8-8 0-6-7-6-12-6-8 0-19 0-19-5 0-2 3-11 5-18 5-20 10-43 14-59 5 8 18 24 42 24 48 0 101-54 101-113 0-47-32-66-59-66-24 0-45 16-56 27-7-22-29-27-42-27-14 0-24 10-30 21-8 14-15 37-15 40 0 5 5 5 7 5 6 0 6-2 9-12 5-24 13-43 29-43 10 0 13 8 13 19 0 5-2 10-2 12zM106 48c22-30 41-37 54-37 16 0 29 11 29 39 0 16-8 56-19 80-12 19-31 38-50 38-29 0-35-30-35-35 0-2 0-5 0-7z">
            <text:p/>
          </draw:path>
          <draw:path draw:style-name="gr3" draw:text-style-name="P3" draw:layer="layout" svg:width="0.066cm" svg:height="0.169cm" svg:x="24.384cm" svg:y="10.655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207cm" svg:height="0.255cm" svg:x="24.614cm" svg:y="10.466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079cm" svg:height="0.148cm" svg:x="24.874cm" svg:y="10.183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2cm" svg:height="0.25cm" svg:x="24.848cm" svg:y="10.679cm" svg:viewBox="0 0 221 251" svg:d="M30 222c-3 12-3 15-19 15-6 0-11 0-11 9 0 4 3 5 5 5 11 0 24-1 35-1 13 0 29 1 42 1 3 0 8-1 8-8 0-6-7-6-12-6-8 0-19 0-19-5 0-2 3-11 5-18 5-20 10-43 14-59 5 8 18 24 42 24 48 0 101-54 101-113 0-47-32-66-59-66-24 0-45 16-56 27-7-22-29-27-42-27-14 0-24 10-30 21-8 14-15 37-15 40 0 5 5 5 7 5 6 0 6-2 9-12 5-24 13-43 29-43 10 0 13 8 13 19 0 5-2 10-2 12zM106 48c22-30 41-37 54-37 16 0 29 11 29 39 0 16-8 56-19 80-12 19-31 38-50 38-29 0-35-30-35-35 0-2 0-5 0-7z">
            <text:p/>
          </draw:path>
        </draw:g>
        <draw:g>
          <svg:title>TexMaths</svg:title>
          <svg:desc>18§latex§$PMSI_1$§svg§600§TRUE§</svg:desc>
          <draw:polygon draw:style-name="gr2" draw:text-style-name="P2" draw:layer="layout" svg:width="2.125cm" svg:height="0.527cm" svg:x="11.521cm" svg:y="6.624cm" svg:viewBox="0 0 2126 528" draw:points="1064,528 0,528 0,0 2126,0 2126,528">
            <text:p/>
          </draw:polygon>
          <draw:path draw:style-name="gr3" draw:text-style-name="P3" draw:layer="layout" svg:width="0.453cm" svg:height="0.433cm" svg:x="11.546cm" svg:y="6.622cm" svg:viewBox="0 0 454 434" svg:d="M167 234h108c90 0 179-66 179-139 0-48-42-95-126-95h-206c-12 0-18 0-18 13 0 7 6 7 18 7 8 0 20 0 27 2 11 0 15 1 15 9 0 3-2 5-4 12l-84 342c-8 24-8 29-58 29-11 0-18 0-18 13 0 7 7 7 9 7 18 0 63-2 81-2 14 0 27 0 41 0 13 0 27 2 42 2 3 0 12 0 12-12 0-8-5-8-18-8-23 0-41 0-41-11 0-3 2-7 2-10zM212 43c6-21 8-23 35-23h61c52 0 86 16 86 61 0 25-12 79-38 103-30 29-70 32-97 32h-90z">
            <text:p/>
          </draw:path>
          <draw:path draw:style-name="gr3" draw:text-style-name="P3" draw:layer="layout" svg:width="0.634cm" svg:height="0.433cm" svg:x="12.039cm" svg:y="6.622cm" svg:viewBox="0 0 635 434" svg:d="M562 49c5-24 5-29 54-29 14 0 19 0 19-13 0-7-5-7-16-7h-84c-17 0-17 0-26 13l-230 362-50-361c-2-14-4-14-20-14h-87c-12 0-19 0-19 13 0 7 7 7 19 7 8 0 20 0 27 2 9 0 15 1 15 9 0 3-2 5-4 12l-81 324c-5 26-16 46-68 47-2 0-11 0-11 13 0 5 4 7 9 7 20 0 43-2 63-2 22 0 45 2 65 2 3 0 12 0 12-12 0-8-7-8-12-8-36 0-42-12-42-27 0-5 0-9 2-16l87-346 55 395c0 7 2 14 9 14 8 0 11-7 15-11l255-403-90 365c-7 24-7 29-57 29-11 0-18 0-18 13 0 7 7 7 9 7 18 0 61-2 79-2 25 0 54 2 79 2 4 0 13 0 13-12 0-8-6-8-18-8-24 0-42 0-42-11 0-3 0-3 4-16z">
            <text:p/>
          </draw:path>
          <draw:path draw:style-name="gr3" draw:text-style-name="P3" draw:layer="layout" svg:width="0.375cm" svg:height="0.462cm" svg:x="12.727cm" svg:y="6.608cm" svg:viewBox="0 0 376 463" svg:d="M376 7c0-3 0-7-5-7-4 0-6 0-13 9l-30 36c-17-29-49-45-90-45-81 0-159 74-159 150 0 52 34 81 67 90l68 18c24 5 60 16 60 68 0 56-53 117-116 117-41 0-111-14-111-94 0-14 3-30 3-34 2-2 2-3 2-3 0-8-5-8-7-8-4 0-5 0-7 2s-38 148-38 150c0 3 4 7 7 7 4 0 4-2 11-11l32-36c27 38 71 47 107 47 86 0 162-85 162-164 0-45-22-67-31-74-14-16-25-18-81-32-14-4-38-11-43-11-16-7-38-25-38-60 0-50 50-104 110-104 54 0 92 27 92 99 0 20-2 31-2 34 0 2 0 8 7 8s7-2 9-13z">
            <text:p/>
          </draw:path>
          <draw:path draw:style-name="gr3" draw:text-style-name="P3" draw:layer="layout" svg:width="0.294cm" svg:height="0.433cm" svg:x="13.139cm" svg:y="6.622cm" svg:viewBox="0 0 295 434" svg:d="M216 49c5-24 7-29 58-29 16 0 21 0 21-13 0-7-7-7-11-7-18 0-64 2-82 2-20 0-67-2-85-2-5 0-13 0-13 13 0 7 6 7 18 7 26 0 44 0 44 12 0 2 0 4-2 9l-87 344c-5 24-7 29-57 29-15 0-20 0-20 13 0 7 7 7 9 7 20 0 65-2 85-2 18 0 64 2 84 2 6 0 13 0 13-12 0-8-6-8-20-8-11 0-14 0-27-1-13 0-16-4-16-11 0-4 2-9 3-15z">
            <text:p/>
          </draw:path>
          <draw:path draw:style-name="gr3" draw:text-style-name="P3" draw:layer="layout" svg:width="0.163cm" svg:height="0.294cm" svg:x="13.442cm" svg:y="6.857cm" svg:viewBox="0 0 164 295" svg:d="M101 13c0-13 0-13-13-13-29 29-70 29-88 29v16c11 0 40 0 65-13v227c0 15 0 20-45 20h-16v16c7 0 63-1 79-1 14 0 70 1 81 1v-16h-18c-45 0-45-5-45-20z">
            <text:p/>
          </draw:path>
        </draw:g>
        <draw:g>
          <svg:title>TexMaths</svg:title>
          <svg:desc>18§latex§$PMSI_2$§svg§600§TRUE§</svg:desc>
          <draw:polygon draw:style-name="gr2" draw:text-style-name="P2" draw:layer="layout" svg:width="2.125cm" svg:height="0.527cm" svg:x="6.021cm" svg:y="7.924cm" svg:viewBox="0 0 2126 528" draw:points="1064,528 0,528 0,0 2126,0 2126,528">
            <text:p/>
          </draw:polygon>
          <draw:path draw:style-name="gr3" draw:text-style-name="P3" draw:layer="layout" svg:width="0.453cm" svg:height="0.433cm" svg:x="6.046cm" svg:y="7.922cm" svg:viewBox="0 0 454 434" svg:d="M167 234h108c90 0 179-66 179-139 0-48-42-95-126-95h-206c-12 0-18 0-18 13 0 7 6 7 18 7 8 0 20 0 27 2 11 0 15 1 15 9 0 3-2 5-4 12l-84 342c-8 24-8 29-58 29-11 0-18 0-18 13 0 7 7 7 9 7 18 0 63-2 81-2 14 0 27 0 41 0 13 0 27 2 42 2 3 0 12 0 12-12 0-8-5-8-18-8-23 0-41 0-41-11 0-3 2-7 2-10zM212 43c6-21 8-23 35-23h61c52 0 86 16 86 61 0 25-12 79-38 103-30 29-70 32-97 32h-90z">
            <text:p/>
          </draw:path>
          <draw:path draw:style-name="gr3" draw:text-style-name="P3" draw:layer="layout" svg:width="0.634cm" svg:height="0.433cm" svg:x="6.539cm" svg:y="7.922cm" svg:viewBox="0 0 635 434" svg:d="M562 49c5-24 5-29 54-29 14 0 19 0 19-13 0-7-5-7-16-7h-84c-17 0-17 0-26 13l-230 362-50-361c-2-14-4-14-20-14h-87c-12 0-19 0-19 13 0 7 7 7 19 7 8 0 20 0 27 2 9 0 15 1 15 9 0 3-2 5-4 12l-81 324c-5 26-16 46-68 47-2 0-11 0-11 13 0 5 4 7 9 7 20 0 43-2 63-2 22 0 45 2 65 2 3 0 12 0 12-12 0-8-7-8-12-8-36 0-42-12-42-27 0-5 0-9 2-16l87-346 55 395c0 7 2 14 9 14 8 0 11-7 15-11l255-403-90 365c-7 24-7 29-57 29-11 0-18 0-18 13 0 7 7 7 9 7 18 0 61-2 79-2 25 0 54 2 79 2 4 0 13 0 13-12 0-8-6-8-18-8-24 0-42 0-42-11 0-3 0-3 4-16z">
            <text:p/>
          </draw:path>
          <draw:path draw:style-name="gr3" draw:text-style-name="P3" draw:layer="layout" svg:width="0.375cm" svg:height="0.462cm" svg:x="7.227cm" svg:y="7.908cm" svg:viewBox="0 0 376 463" svg:d="M376 7c0-3 0-7-5-7-4 0-6 0-13 9l-30 36c-17-29-49-45-90-45-81 0-159 74-159 150 0 52 34 81 67 90l68 18c24 5 60 16 60 68 0 56-53 117-116 117-41 0-111-14-111-94 0-14 3-30 3-34 2-2 2-3 2-3 0-8-5-8-7-8-4 0-5 0-7 2s-38 148-38 150c0 3 4 7 7 7 4 0 4-2 11-11l32-36c27 38 71 47 107 47 86 0 162-85 162-164 0-45-22-67-31-74-14-16-25-18-81-32-14-4-38-11-43-11-16-7-38-25-38-60 0-50 50-104 110-104 54 0 92 27 92 99 0 20-2 31-2 34 0 2 0 8 7 8s7-2 9-13z">
            <text:p/>
          </draw:path>
          <draw:path draw:style-name="gr3" draw:text-style-name="P3" draw:layer="layout" svg:width="0.294cm" svg:height="0.433cm" svg:x="7.639cm" svg:y="7.922cm" svg:viewBox="0 0 295 434" svg:d="M216 49c5-24 7-29 58-29 16 0 21 0 21-13 0-7-7-7-11-7-18 0-64 2-82 2-20 0-67-2-85-2-5 0-13 0-13 13 0 7 6 7 18 7 26 0 44 0 44 12 0 2 0 4-2 9l-87 344c-5 24-7 29-57 29-15 0-20 0-20 13 0 7 7 7 9 7 20 0 65-2 85-2 18 0 64 2 84 2 6 0 13 0 13-12 0-8-6-8-20-8-11 0-14 0-27-1-13 0-16-4-16-11 0-4 2-9 3-15z">
            <text:p/>
          </draw:path>
          <draw:path draw:style-name="gr3" draw:text-style-name="P3" draw:layer="layout" svg:width="0.197cm" svg:height="0.294cm" svg:x="7.922cm" svg:y="8.157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latex§$PMSI_2$§svg§600§TRUE§</svg:desc>
          <draw:polygon draw:style-name="gr2" draw:text-style-name="P2" draw:layer="layout" svg:width="2.125cm" svg:height="0.527cm" svg:x="11.421cm" svg:y="7.924cm" svg:viewBox="0 0 2126 528" draw:points="1064,528 0,528 0,0 2126,0 2126,528">
            <text:p/>
          </draw:polygon>
          <draw:path draw:style-name="gr3" draw:text-style-name="P3" draw:layer="layout" svg:width="0.453cm" svg:height="0.433cm" svg:x="11.446cm" svg:y="7.922cm" svg:viewBox="0 0 454 434" svg:d="M167 234h108c90 0 179-66 179-139 0-48-42-95-126-95h-206c-12 0-18 0-18 13 0 7 6 7 18 7 8 0 20 0 27 2 11 0 15 1 15 9 0 3-2 5-4 12l-84 342c-8 24-8 29-58 29-11 0-18 0-18 13 0 7 7 7 9 7 18 0 63-2 81-2 14 0 27 0 41 0 13 0 27 2 42 2 3 0 12 0 12-12 0-8-5-8-18-8-23 0-41 0-41-11 0-3 2-7 2-10zM212 43c6-21 8-23 35-23h61c52 0 86 16 86 61 0 25-12 79-38 103-30 29-70 32-97 32h-90z">
            <text:p/>
          </draw:path>
          <draw:path draw:style-name="gr3" draw:text-style-name="P3" draw:layer="layout" svg:width="0.634cm" svg:height="0.433cm" svg:x="11.939cm" svg:y="7.922cm" svg:viewBox="0 0 635 434" svg:d="M562 49c5-24 5-29 54-29 14 0 19 0 19-13 0-7-5-7-16-7h-84c-17 0-17 0-26 13l-230 362-50-361c-2-14-4-14-20-14h-87c-12 0-19 0-19 13 0 7 7 7 19 7 8 0 20 0 27 2 9 0 15 1 15 9 0 3-2 5-4 12l-81 324c-5 26-16 46-68 47-2 0-11 0-11 13 0 5 4 7 9 7 20 0 43-2 63-2 22 0 45 2 65 2 3 0 12 0 12-12 0-8-7-8-12-8-36 0-42-12-42-27 0-5 0-9 2-16l87-346 55 395c0 7 2 14 9 14 8 0 11-7 15-11l255-403-90 365c-7 24-7 29-57 29-11 0-18 0-18 13 0 7 7 7 9 7 18 0 61-2 79-2 25 0 54 2 79 2 4 0 13 0 13-12 0-8-6-8-18-8-24 0-42 0-42-11 0-3 0-3 4-16z">
            <text:p/>
          </draw:path>
          <draw:path draw:style-name="gr3" draw:text-style-name="P3" draw:layer="layout" svg:width="0.375cm" svg:height="0.462cm" svg:x="12.627cm" svg:y="7.908cm" svg:viewBox="0 0 376 463" svg:d="M376 7c0-3 0-7-5-7-4 0-6 0-13 9l-30 36c-17-29-49-45-90-45-81 0-159 74-159 150 0 52 34 81 67 90l68 18c24 5 60 16 60 68 0 56-53 117-116 117-41 0-111-14-111-94 0-14 3-30 3-34 2-2 2-3 2-3 0-8-5-8-7-8-4 0-5 0-7 2s-38 148-38 150c0 3 4 7 7 7 4 0 4-2 11-11l32-36c27 38 71 47 107 47 86 0 162-85 162-164 0-45-22-67-31-74-14-16-25-18-81-32-14-4-38-11-43-11-16-7-38-25-38-60 0-50 50-104 110-104 54 0 92 27 92 99 0 20-2 31-2 34 0 2 0 8 7 8s7-2 9-13z">
            <text:p/>
          </draw:path>
          <draw:path draw:style-name="gr3" draw:text-style-name="P3" draw:layer="layout" svg:width="0.294cm" svg:height="0.433cm" svg:x="13.039cm" svg:y="7.922cm" svg:viewBox="0 0 295 434" svg:d="M216 49c5-24 7-29 58-29 16 0 21 0 21-13 0-7-7-7-11-7-18 0-64 2-82 2-20 0-67-2-85-2-5 0-13 0-13 13 0 7 6 7 18 7 26 0 44 0 44 12 0 2 0 4-2 9l-87 344c-5 24-7 29-57 29-15 0-20 0-20 13 0 7 7 7 9 7 20 0 65-2 85-2 18 0 64 2 84 2 6 0 13 0 13-12 0-8-6-8-20-8-11 0-14 0-27-1-13 0-16-4-16-11 0-4 2-9 3-15z">
            <text:p/>
          </draw:path>
          <draw:path draw:style-name="gr3" draw:text-style-name="P3" draw:layer="layout" svg:width="0.197cm" svg:height="0.294cm" svg:x="13.322cm" svg:y="8.157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latex§$PMSI_k$§svg§600§TRUE§</svg:desc>
          <draw:polygon draw:style-name="gr2" draw:text-style-name="P2" draw:layer="layout" svg:width="2.152cm" svg:height="0.526cm" svg:x="6.022cm" svg:y="11.124cm" svg:viewBox="0 0 2153 527" draw:points="1077,527 0,527 0,0 2153,0 2153,527">
            <text:p/>
          </draw:polygon>
          <draw:path draw:style-name="gr3" draw:text-style-name="P3" draw:layer="layout" svg:width="0.453cm" svg:height="0.433cm" svg:x="6.047cm" svg:y="11.122cm" svg:viewBox="0 0 454 434" svg:d="M167 234h108c90 0 179-67 179-139 0-48-42-95-126-95h-206c-12 0-18 0-18 13 0 7 6 7 18 7 8 0 20 0 27 2 11 0 15 1 15 9 0 3-2 5-4 12l-84 342c-8 23-8 29-58 29-11 0-18 0-18 12 0 8 7 8 9 8 18 0 63-2 81-2 14 0 27 0 41 0 13 0 27 2 42 2 3 0 12 0 12-13 0-7-5-7-18-7-23 0-41 0-41-11 0-4 2-7 2-11zM212 43c6-21 8-23 35-23h61c52 0 86 16 86 61 0 25-12 79-38 103-30 28-70 32-97 32h-90z">
            <text:p/>
          </draw:path>
          <draw:path draw:style-name="gr3" draw:text-style-name="P3" draw:layer="layout" svg:width="0.634cm" svg:height="0.433cm" svg:x="6.54cm" svg:y="11.122cm" svg:viewBox="0 0 635 434" svg:d="M562 49c5-24 5-29 54-29 14 0 19 0 19-13 0-7-5-7-16-7h-84c-17 0-17 0-26 13l-230 361-50-360c-2-14-4-14-20-14h-87c-12 0-19 0-19 13 0 7 7 7 19 7 8 0 20 0 27 2 9 0 15 1 15 9 0 3-2 5-4 12l-81 324c-5 25-16 45-68 47-2 0-11 0-11 12 0 6 4 8 9 8 20 0 43-2 63-2 22 0 45 2 65 2 3 0 12 0 12-13 0-7-7-7-12-7-36 0-42-13-42-27 0-6 0-9 2-16l87-346 55 394c0 7 2 15 9 15 8 0 11-8 15-11l255-403-90 365c-7 23-7 29-57 29-11 0-18 0-18 12 0 8 7 8 9 8 18 0 61-2 79-2 25 0 54 2 79 2 4 0 13 0 13-13 0-7-6-7-18-7-24 0-42 0-42-11 0-4 0-4 4-16z">
            <text:p/>
          </draw:path>
          <draw:path draw:style-name="gr3" draw:text-style-name="P3" draw:layer="layout" svg:width="0.375cm" svg:height="0.461cm" svg:x="7.228cm" svg:y="11.108cm" svg:viewBox="0 0 376 462" svg:d="M376 7c0-3 0-7-5-7-4 0-6 0-13 9l-30 36c-17-29-49-45-90-45-81 0-159 74-159 149 0 53 34 81 67 90l68 18c24 6 60 16 60 69 0 55-53 117-116 117-41 0-111-15-111-94 0-14 3-31 3-34 2-2 2-4 2-4 0-7-5-7-7-7-4 0-5 0-7 2s-38 147-38 149c0 4 4 7 7 7 4 0 4-1 11-10l32-36c27 37 71 46 107 46 86 0 162-84 162-163 0-45-22-67-31-74-14-16-25-18-81-32-14-4-38-11-43-11-16-7-38-25-38-60 0-50 50-104 110-104 54 0 92 27 92 99 0 20-2 31-2 34 0 2 0 7 7 7s7-1 9-12z">
            <text:p/>
          </draw:path>
          <draw:path draw:style-name="gr3" draw:text-style-name="P3" draw:layer="layout" svg:width="0.294cm" svg:height="0.433cm" svg:x="7.64cm" svg:y="11.122cm" svg:viewBox="0 0 295 434" svg:d="M216 49c5-24 7-29 58-29 16 0 21 0 21-13 0-7-7-7-11-7-18 0-64 2-82 2-20 0-67-2-85-2-5 0-13 0-13 13 0 7 6 7 18 7 26 0 44 0 44 12 0 2 0 4-2 9l-87 344c-5 23-7 29-57 29-15 0-20 0-20 12 0 8 7 8 9 8 20 0 65-2 85-2 18 0 64 2 84 2 6 0 13 0 13-13 0-7-6-7-20-7-11 0-14 0-27-2-13 0-16-4-16-11 0-3 2-9 3-14z">
            <text:p/>
          </draw:path>
          <draw:path draw:style-name="gr3" draw:text-style-name="P3" draw:layer="layout" svg:width="0.219cm" svg:height="0.312cm" svg:x="7.928cm" svg:y="11.342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0-40 50-11 0-14-10-14-23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latex§$PMSI_k$§svg§600§TRUE§</svg:desc>
          <draw:polygon draw:style-name="gr2" draw:text-style-name="P2" draw:layer="layout" svg:width="2.152cm" svg:height="0.526cm" svg:x="11.423cm" svg:y="11.124cm" svg:viewBox="0 0 2153 527" draw:points="1077,527 0,527 0,0 2153,0 2153,527">
            <text:p/>
          </draw:polygon>
          <draw:path draw:style-name="gr3" draw:text-style-name="P3" draw:layer="layout" svg:width="0.453cm" svg:height="0.433cm" svg:x="11.448cm" svg:y="11.122cm" svg:viewBox="0 0 454 434" svg:d="M167 234h108c90 0 179-67 179-139 0-48-42-95-126-95h-206c-12 0-18 0-18 13 0 7 6 7 18 7 8 0 20 0 27 2 11 0 15 1 15 9 0 3-2 5-4 12l-84 342c-8 23-8 29-58 29-11 0-18 0-18 12 0 8 7 8 9 8 18 0 63-2 81-2 14 0 27 0 41 0 13 0 27 2 42 2 3 0 12 0 12-13 0-7-5-7-18-7-23 0-41 0-41-11 0-4 2-7 2-11zM212 43c6-21 8-23 35-23h61c52 0 86 16 86 61 0 25-12 79-38 103-30 28-70 32-97 32h-90z">
            <text:p/>
          </draw:path>
          <draw:path draw:style-name="gr3" draw:text-style-name="P3" draw:layer="layout" svg:width="0.634cm" svg:height="0.433cm" svg:x="11.941cm" svg:y="11.122cm" svg:viewBox="0 0 635 434" svg:d="M562 49c5-24 5-29 54-29 14 0 19 0 19-13 0-7-5-7-16-7h-84c-17 0-17 0-26 13l-230 361-50-360c-2-14-4-14-20-14h-87c-12 0-19 0-19 13 0 7 7 7 19 7 8 0 20 0 27 2 9 0 15 1 15 9 0 3-2 5-4 12l-81 324c-5 25-16 45-68 47-2 0-11 0-11 12 0 6 4 8 9 8 20 0 43-2 63-2 22 0 45 2 65 2 3 0 12 0 12-13 0-7-7-7-12-7-36 0-42-13-42-27 0-6 0-9 2-16l87-346 55 394c0 7 2 15 9 15 8 0 11-8 15-11l255-403-90 365c-7 23-7 29-57 29-11 0-18 0-18 12 0 8 7 8 9 8 18 0 61-2 79-2 25 0 54 2 79 2 4 0 13 0 13-13 0-7-6-7-18-7-24 0-42 0-42-11 0-4 0-4 4-16z">
            <text:p/>
          </draw:path>
          <draw:path draw:style-name="gr3" draw:text-style-name="P3" draw:layer="layout" svg:width="0.375cm" svg:height="0.461cm" svg:x="12.629cm" svg:y="11.108cm" svg:viewBox="0 0 376 462" svg:d="M376 7c0-3 0-7-5-7-4 0-6 0-13 9l-30 36c-17-29-49-45-90-45-81 0-159 74-159 149 0 53 34 81 67 90l68 18c24 6 60 16 60 69 0 55-53 117-116 117-41 0-111-15-111-94 0-14 3-31 3-34 2-2 2-4 2-4 0-7-5-7-7-7-4 0-5 0-7 2s-38 147-38 149c0 4 4 7 7 7 4 0 4-1 11-10l32-36c27 37 71 46 107 46 86 0 162-84 162-163 0-45-22-67-31-74-14-16-25-18-81-32-14-4-38-11-43-11-16-7-38-25-38-60 0-50 50-104 110-104 54 0 92 27 92 99 0 20-2 31-2 34 0 2 0 7 7 7s7-1 9-12z">
            <text:p/>
          </draw:path>
          <draw:path draw:style-name="gr3" draw:text-style-name="P3" draw:layer="layout" svg:width="0.294cm" svg:height="0.433cm" svg:x="13.041cm" svg:y="11.122cm" svg:viewBox="0 0 295 434" svg:d="M216 49c5-24 7-29 58-29 16 0 21 0 21-13 0-7-7-7-11-7-18 0-64 2-82 2-20 0-67-2-85-2-5 0-13 0-13 13 0 7 6 7 18 7 26 0 44 0 44 12 0 2 0 4-2 9l-87 344c-5 23-7 29-57 29-15 0-20 0-20 12 0 8 7 8 9 8 20 0 65-2 85-2 18 0 64 2 84 2 6 0 13 0 13-13 0-7-6-7-20-7-11 0-14 0-27-2-13 0-16-4-16-11 0-3 2-9 3-14z">
            <text:p/>
          </draw:path>
          <draw:path draw:style-name="gr3" draw:text-style-name="P3" draw:layer="layout" svg:width="0.219cm" svg:height="0.312cm" svg:x="13.329cm" svg:y="11.342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0-40 50-11 0-14-10-14-23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6§latex§if $\exists s$ such that $PMSI_i = s_p^{''}$ then $s_p^{''},s_p^{'''}$§svg§600§TRUE§</svg:desc>
          <draw:polygon draw:style-name="gr2" draw:text-style-name="P2" draw:layer="layout" svg:width="9.836cm" svg:height="0.744cm" svg:x="16.549cm" svg:y="9.294cm" svg:viewBox="0 0 9837 745" draw:points="4919,745 0,745 0,0 9837,0 9837,745">
            <text:p/>
          </draw:polygon>
          <draw:path draw:style-name="gr3" draw:text-style-name="P3" draw:layer="layout" svg:width="0.121cm" svg:height="0.376cm" svg:x="16.568cm" svg:y="9.447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183cm" svg:height="0.397cm" svg:x="16.723cm" svg:y="9.426cm" svg:viewBox="0 0 184 398" svg:d="M80 155v-65c0-50 27-77 53-77 1 0 9 0 19 3-8 3-18 10-18 24 0 13 10 24 24 24 18 0 26-11 26-24 0-21-21-40-51-40-40 0-88 30-88 90v65h-45v18h45v182c0 26-7 26-45 26v17c22-1 50-1 66-1 22 0 49 0 72 1v-17h-13c-42 0-43-7-43-27v-181h65v-18z">
            <text:p/>
          </draw:path>
          <draw:path draw:style-name="gr3" draw:text-style-name="P3" draw:layer="layout" svg:width="0.25cm" svg:height="0.391cm" svg:x="17.095cm" svg:y="9.433cm" svg:viewBox="0 0 251 392" svg:d="M251 21c0-19-1-21-19-21h-213c-9 0-19 0-19 11s10 11 19 11h210v162h-202c-9 0-19 0-19 11 0 13 10 13 19 13h202v162h-210c-9 0-19 0-19 11s10 11 19 11h213c18 0 19-2 19-21z">
            <text:p/>
          </draw:path>
          <draw:path draw:style-name="gr3" draw:text-style-name="P3" draw:layer="layout" svg:width="0.207cm" svg:height="0.255cm" svg:x="17.403cm" svg:y="9.575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185cm" svg:height="0.258cm" svg:x="17.843cm" svg:y="9.57cm" svg:viewBox="0 0 186 259" svg:d="M99 144c13 2 59 11 59 51 0 29-20 53-64 53-48 0-68-34-78-82-2-6-3-9-8-9-8 0-8 5-8 14v75c0 10 0 13 6 13 4 0 4 0 15-11 0 0 0-2 11-13 24 24 50 24 62 24 66 0 92-37 92-78 0-31-18-47-24-53-20-19-42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84cm" svg:height="0.255cm" svg:x="18.064cm" svg:y="9.575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215cm" svg:height="0.258cm" svg:x="18.376cm" svg:y="9.57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3" draw:text-style-name="P3" draw:layer="layout" svg:width="0.284cm" svg:height="0.391cm" svg:x="18.608cm" svg:y="9.43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177cm" svg:height="0.353cm" svg:x="19.099cm" svg:y="9.478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84cm" svg:height="0.391cm" svg:x="19.325cm" svg:y="9.43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53cm" svg:height="0.258cm" svg:x="19.642cm" svg:y="9.57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3cm" svg:x="19.909cm" svg:y="9.478cm" svg:viewBox="0 0 178 354" svg:d="M88 122h80v-18h-80v-104h-14c-2 46-18 107-74 109v13h48v155c0 70 53 77 74 77 40 0 56-40 56-77v-32h-15v32c0 41-16 62-38 62-37 0-37-51-37-61z">
            <text:p/>
          </draw:path>
          <draw:path draw:style-name="gr3" draw:text-style-name="P3" draw:layer="layout" svg:width="0.402cm" svg:height="0.384cm" svg:x="20.327cm" svg:y="9.439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1 29-87 29h-80z">
            <text:p/>
          </draw:path>
          <draw:path draw:style-name="gr3" draw:text-style-name="P3" draw:layer="layout" svg:width="0.564cm" svg:height="0.384cm" svg:x="20.765cm" svg:y="9.439cm" svg:viewBox="0 0 565 385" svg:d="M499 43c5-21 5-25 48-25 13 0 18 0 18-12 0-6-5-6-15-6h-75c-14 0-14 0-22 11l-205 322-45-320c-1-13-3-13-17-13h-77c-11 0-18 0-18 11 0 7 7 7 18 7 6 0 17 0 24 1 8 0 13 2 13 8 0 3-2 5-4 11l-72 288c-4 23-14 40-60 42-2 0-10 0-10 11 0 5 3 6 8 6 18 0 38-1 56-1 19 0 40 1 58 1 3 0 11 0 11-11 0-6-7-6-11-6-32 0-37-11-37-24 0-5 0-8 1-14l77-308 50 351c0 6 1 12 8 12 6 0 9-6 13-9l227-358-80 324c-7 21-7 26-51 26-10 0-16 0-16 11 0 6 6 6 8 6 16 0 54-1 70-1 22 0 48 1 70 1 4 0 12 0 12-11 0-6-5-6-16-6-21 0-37 0-37-10 0-3 0-3 3-14z">
            <text:p/>
          </draw:path>
          <draw:path draw:style-name="gr3" draw:text-style-name="P3" draw:layer="layout" svg:width="0.333cm" svg:height="0.41cm" svg:x="21.375cm" svg:y="9.426cm" svg:viewBox="0 0 334 411" svg:d="M334 6c0-3 0-6-4-6s-5 0-12 8l-27 32c-14-26-43-40-80-40-72 0-141 66-141 133 0 46 31 72 60 80l60 16c21 5 53 14 53 61 0 49-46 103-102 103-37 0-99-12-99-83 0-12 3-27 3-30 1-2 1-3 1-3 0-7-4-7-6-7-3 0-5 0-6 2-2 2-34 131-34 133 0 3 3 6 6 6 4 0 4-2 10-10l29-31c24 33 62 41 94 41 77 0 144-75 144-145 0-40-19-60-27-66-13-14-22-16-72-29-13-3-34-9-38-9-15-7-34-23-34-53 0-45 45-93 98-93 48 0 81 24 81 88 0 18-1 27-1 30 0 2 0 7 6 7s6-2 8-11z">
            <text:p/>
          </draw:path>
          <draw:path draw:style-name="gr3" draw:text-style-name="P3" draw:layer="layout" svg:width="0.261cm" svg:height="0.384cm" svg:x="21.741cm" svg:y="9.439cm" svg:viewBox="0 0 262 385" svg:d="M192 43c5-21 6-25 51-25 15 0 19 0 19-12 0-6-6-6-9-6-16 0-58 2-74 2-17 0-59-2-75-2-5 0-11 0-11 11 0 7 5 7 16 7 22 0 38 0 38 11 0 1 0 3-1 8l-76 305c-6 21-8 26-52 26-13 0-18 0-18 11 0 6 6 6 8 6 18 0 58-1 75-1 16 0 58 1 75 1 5 0 12 0 12-11 0-6-5-6-18-6-10 0-13 0-24-2-11 0-14-3-14-9 0-3 1-8 3-13z">
            <text:p/>
          </draw:path>
          <draw:path draw:style-name="gr3" draw:text-style-name="P3" draw:layer="layout" svg:width="0.121cm" svg:height="0.266cm" svg:x="21.988cm" svg:y="9.646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6 5 6 5 7 0 7-2 8-7 10-33 28-48 42-48 6 0 11 3 11 15 0 8-3 14-13 38z">
            <text:p/>
          </draw:path>
          <draw:path draw:style-name="gr3" draw:text-style-name="P3" draw:layer="layout" svg:width="0.375cm" svg:height="0.132cm" svg:x="22.343cm" svg:y="9.617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3" draw:layer="layout" svg:width="0.207cm" svg:height="0.255cm" svg:x="22.933cm" svg:y="9.575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079cm" svg:height="0.148cm" svg:x="23.192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3.316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2cm" svg:height="0.25cm" svg:x="23.165cm" svg:y="9.788cm" svg:viewBox="0 0 221 251" svg:d="M30 222c-3 12-3 15-19 15-6 0-11 0-11 9 0 4 3 5 5 5 11 0 24-1 35-1 13 0 29 1 42 1 3 0 8-1 8-8 0-6-7-6-12-6-8 0-19 0-19-5 0-2 3-11 5-18 5-20 10-43 14-59 5 8 18 24 42 24 48 0 101-54 101-113 0-47-32-66-59-66-24 0-45 16-56 27-7-22-29-27-42-27-14 0-24 10-30 21-8 14-15 37-15 40 0 5 5 5 7 5 6 0 6-2 9-12 5-24 13-43 29-43 10 0 13 8 13 19 0 5-2 10-2 12zM106 48c22-30 41-37 54-37 16 0 29 11 29 39 0 16-8 56-19 80-12 19-31 38-50 38-29 0-35-30-35-35 0-2 0-5 0-7z">
            <text:p/>
          </draw:path>
          <draw:path draw:style-name="gr3" draw:text-style-name="P3" draw:layer="layout" svg:width="0.177cm" svg:height="0.353cm" svg:x="23.669cm" svg:y="9.478cm" svg:viewBox="0 0 178 354" svg:d="M88 122h80v-18h-80v-104h-14c-2 46-18 107-74 109v13h48v155c0 70 53 77 74 77 40 0 56-40 56-77v-32h-15v32c0 41-16 62-38 62-37 0-37-51-37-61z">
            <text:p/>
          </draw:path>
          <draw:path draw:style-name="gr3" draw:text-style-name="P3" draw:layer="layout" svg:width="0.284cm" svg:height="0.391cm" svg:x="23.893cm" svg:y="9.433cm" svg:viewBox="0 0 285 392" svg:d="M45 349c0 25-7 25-45 25v18c19 0 48-2 64-2 14 0 43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24.204cm" svg:y="9.5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49cm" svg:x="24.455cm" svg:y="9.57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207cm" svg:height="0.255cm" svg:x="24.964cm" svg:y="9.575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079cm" svg:height="0.148cm" svg:x="25.223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5.348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2cm" svg:height="0.25cm" svg:x="25.197cm" svg:y="9.788cm" svg:viewBox="0 0 221 251" svg:d="M30 222c-3 12-3 15-19 15-6 0-11 0-11 9 0 4 3 5 5 5 11 0 24-1 35-1 13 0 29 1 42 1 3 0 8-1 8-8 0-6-7-6-12-6-8 0-19 0-19-5 0-2 3-11 5-18 5-20 10-43 14-59 5 8 18 24 42 24 48 0 101-54 101-113 0-47-32-66-59-66-24 0-45 16-56 27-7-22-29-27-42-27-14 0-24 10-30 21-8 14-15 37-15 40 0 5 5 5 7 5 6 0 6-2 9-12 5-24 13-43 29-43 10 0 13 8 13 19 0 5-2 10-2 12zM106 48c22-30 41-37 54-37 16 0 29 11 29 39 0 16-8 56-19 80-12 19-31 38-50 38-29 0-35-30-35-35 0-2 0-5 0-7z">
            <text:p/>
          </draw:path>
          <draw:path draw:style-name="gr3" draw:text-style-name="P3" draw:layer="layout" svg:width="0.066cm" svg:height="0.169cm" svg:x="25.549cm" svg:y="9.764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207cm" svg:height="0.255cm" svg:x="25.78cm" svg:y="9.575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3" draw:text-style-name="P3" draw:layer="layout" svg:width="0.079cm" svg:height="0.148cm" svg:x="26.04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6.164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6.287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2cm" svg:height="0.25cm" svg:x="26.013cm" svg:y="9.788cm" svg:viewBox="0 0 221 251" svg:d="M30 222c-3 12-3 15-19 15-6 0-11 0-11 9 0 4 3 5 5 5 11 0 24-1 35-1 13 0 29 1 42 1 3 0 8-1 8-8 0-6-7-6-12-6-8 0-19 0-19-5 0-2 3-11 5-18 5-20 10-43 14-59 5 8 18 24 42 24 48 0 101-54 101-113 0-47-32-66-59-66-24 0-45 16-56 27-7-22-29-27-42-27-14 0-24 10-30 21-8 14-15 37-15 40 0 5 5 5 7 5 6 0 6-2 9-12 5-24 13-43 29-43 10 0 13 8 13 19 0 5-2 10-2 12zM106 48c22-30 41-37 54-37 16 0 29 11 29 39 0 16-8 56-19 80-12 19-31 38-50 38-29 0-35-30-35-35 0-2 0-5 0-7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7-10T15:13:38.957687140</dc:date>
    <meta:editing-duration>P8DT18H38M17S</meta:editing-duration>
    <meta:editing-cycles>6</meta:editing-cycles>
    <meta:generator>LibreOffice/5.1.6.2$Linux_X86_64 LibreOffice_project/10m0$Build-2</meta:generator>
    <meta:document-statistic meta:object-count="214"/>
  </office:meta>
</office:document-meta>
</file>